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15cm" fo:min-width="2.584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267cm" fo:min-width="2.013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7cm" fo:min-width="1.38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67cm" fo:min-width="1.196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22cm" fo:min-width="1.682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267cm" fo:min-width="0.629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84cm" svg:height="3.065cm" svg:x="6.362cm" svg:y="3.53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6.581cm" svg:y="4.367cm">
          <draw:text-box>
            <text:p><text:span text:style-name="T1">sw0</text:span></text:p>
          </draw:text-box>
        </draw:frame>
        <draw:custom-shape draw:style-name="gr3" draw:text-style-name="P1" draw:layer="layout" svg:width="3.366cm" svg:height="2.509cm" svg:x="10.259cm" svg:y="12.30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1.696cm" svg:height="1.517cm" svg:x="11.166cm" svg:y="12.86cm">
          <draw:text-box>
            <text:p><text:span text:style-name="T1">s0</text:span></text:p>
          </draw:text-box>
        </draw:frame>
        <draw:line draw:style-name="gr5" draw:text-style-name="P3" draw:layer="layout" svg:x1="11.926cm" svg:y1="10.698cm" svg:x2="11.926cm" svg:y2="12.37cm">
          <text:p/>
        </draw:line>
        <draw:custom-shape draw:style-name="gr6" draw:text-style-name="P1" draw:layer="layout" svg:width="3.084cm" svg:height="2.788cm" svg:x="1.274cm" svg:y="3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129cm" svg:height="1.517cm" svg:x="2.21cm" svg:y="4.293cm">
          <draw:text-box>
            <text:p><text:span text:style-name="T1">0</text:span></text:p>
          </draw:text-box>
        </draw:frame>
        <draw:custom-shape draw:style-name="gr1" draw:text-style-name="P1" draw:layer="layout" svg:width="3.084cm" svg:height="3.065cm" svg:x="10.389cm" svg:y="3.53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0.608cm" svg:y="4.367cm">
          <draw:text-box>
            <text:p><text:span text:style-name="T1">sw1</text:span></text:p>
          </draw:text-box>
        </draw:frame>
        <draw:custom-shape draw:style-name="gr1" draw:text-style-name="P1" draw:layer="layout" svg:width="3.084cm" svg:height="3.065cm" svg:x="14.261cm" svg:y="3.5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4.48cm" svg:y="4.377cm">
          <draw:text-box>
            <text:p><text:span text:style-name="T1">sw0</text:span></text:p>
          </draw:text-box>
        </draw:frame>
        <draw:custom-shape draw:style-name="gr1" draw:text-style-name="P1" draw:layer="layout" svg:width="3.084cm" svg:height="3.065cm" svg:x="18.171cm" svg:y="3.5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8.39cm" svg:y="4.377cm">
          <draw:text-box>
            <text:p><text:span text:style-name="T1">sw3</text:span></text:p>
          </draw:text-box>
        </draw:frame>
        <draw:custom-shape draw:style-name="gr1" draw:text-style-name="P1" draw:layer="layout" svg:width="3.084cm" svg:height="3.065cm" svg:x="14.261cm" svg:y="3.5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4.48cm" svg:y="4.377cm">
          <draw:text-box>
            <text:p><text:span text:style-name="T1">sw2</text:span></text:p>
          </draw:text-box>
        </draw:frame>
        <draw:custom-shape draw:style-name="gr1" draw:text-style-name="P1" draw:layer="layout" svg:width="3.084cm" svg:height="3.065cm" svg:x="21.971cm" svg:y="3.5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22.19cm" svg:y="4.377cm">
          <draw:text-box>
            <text:p><text:span text:style-name="T1">sw4</text:span></text:p>
          </draw:text-box>
        </draw:frame>
        <draw:custom-shape draw:style-name="gr1" draw:text-style-name="P1" draw:layer="layout" svg:width="3.084cm" svg:height="3.065cm" svg:x="10.39cm" svg:y="7.63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0.609cm" svg:y="8.467cm">
          <draw:text-box>
            <text:p><text:span text:style-name="T1">sw8</text:span></text:p>
          </draw:text-box>
        </draw:frame>
        <draw:custom-shape draw:style-name="gr1" draw:text-style-name="P1" draw:layer="layout" svg:width="3.084cm" svg:height="3.065cm" svg:x="14.262cm" svg:y="7.6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4.481cm" svg:y="8.477cm">
          <draw:text-box>
            <text:p><text:span text:style-name="T1">sw0</text:span></text:p>
          </draw:text-box>
        </draw:frame>
        <draw:custom-shape draw:style-name="gr1" draw:text-style-name="P1" draw:layer="layout" svg:width="3.084cm" svg:height="3.065cm" svg:x="18.172cm" svg:y="7.6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8.391cm" svg:y="8.477cm">
          <draw:text-box>
            <text:p><text:span text:style-name="T1">sw6</text:span></text:p>
          </draw:text-box>
        </draw:frame>
        <draw:custom-shape draw:style-name="gr1" draw:text-style-name="P1" draw:layer="layout" svg:width="3.084cm" svg:height="3.065cm" svg:x="14.262cm" svg:y="7.6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4.481cm" svg:y="8.477cm">
          <draw:text-box>
            <text:p><text:span text:style-name="T1">sw7</text:span></text:p>
          </draw:text-box>
        </draw:frame>
        <draw:custom-shape draw:style-name="gr1" draw:text-style-name="P1" draw:layer="layout" svg:width="3.084cm" svg:height="3.065cm" svg:x="21.972cm" svg:y="7.6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22.191cm" svg:y="8.477cm">
          <draw:text-box>
            <text:p><text:span text:style-name="T1">sw5</text:span></text:p>
          </draw:text-box>
        </draw:frame>
        <draw:line draw:style-name="gr8" draw:text-style-name="P4" draw:layer="layout" svg:x1="4.483cm" svg:y1="5.001cm" svg:x2="6.388cm" svg:y2="5.001cm">
          <text:p/>
        </draw:line>
        <draw:line draw:style-name="gr9" draw:text-style-name="P4" draw:layer="layout" svg:x1="9.463cm" svg:y1="5.218cm" svg:x2="10.416cm" svg:y2="5.218cm">
          <text:p/>
        </draw:line>
        <draw:line draw:style-name="gr9" draw:text-style-name="P4" draw:layer="layout" svg:x1="21.311cm" svg:y1="5.118cm" svg:x2="21.946cm" svg:y2="5.118cm">
          <text:p/>
        </draw:line>
        <draw:line draw:style-name="gr10" draw:text-style-name="P4" draw:layer="layout" svg:x1="21.946cm" svg:y1="9.246cm" svg:x2="21.311cm" svg:y2="9.246cm">
          <text:p/>
        </draw:line>
        <draw:line draw:style-name="gr10" draw:text-style-name="P4" draw:layer="layout" svg:x1="18.072cm" svg:y1="9.246cm" svg:x2="17.437cm" svg:y2="9.246cm">
          <text:p/>
        </draw:line>
        <draw:line draw:style-name="gr10" draw:text-style-name="P4" draw:layer="layout" svg:x1="14.172cm" svg:y1="9.246cm" svg:x2="13.537cm" svg:y2="9.246cm">
          <text:p/>
        </draw:line>
        <draw:line draw:style-name="gr9" draw:text-style-name="P4" draw:layer="layout" svg:x1="17.386cm" svg:y1="5.118cm" svg:x2="18.021cm" svg:y2="5.118cm">
          <text:p/>
        </draw:line>
        <draw:line draw:style-name="gr9" draw:text-style-name="P4" draw:layer="layout" svg:x1="13.486cm" svg:y1="5.218cm" svg:x2="14.121cm" svg:y2="5.218cm">
          <text:p/>
        </draw:line>
        <draw:line draw:style-name="gr11" draw:text-style-name="P4" draw:layer="layout" svg:x1="23.533cm" svg:y1="6.706cm" svg:x2="23.533cm" svg:y2="7.65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2:30:10.343000000</dc:date>
    <meta:editing-duration>PT1H30M46S</meta:editing-duration>
    <meta:editing-cycles>13</meta:editing-cycles>
    <meta:generator>LibreOffice/7.1.1.2$Windows_X86_64 LibreOffice_project/fe0b08f4af1bacafe4c7ecc87ce55bb426164676</meta:generator>
    <meta:document-statistic meta:object-count="36"/>
  </office:meta>
</office:document-meta>
</file>